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6.2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/>
    </style:style>
    <style:style style:name="ce2" style:family="table-cell" style:parent-style-name="Default">
      <style:table-cell-properties fo:background-color="#ff00ff"/>
      <style:text-properties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ce1"/>
        <table:table-row table:style-name="ro1">
          <table:table-cell office:value-type="string">
            <text:p>C1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gram</text:p>
          </table:table-cell>
          <table:table-cell table:number-columns-repeated="3"/>
          <table:table-cell office:value-type="string">
            <text:p>Reference</text:p>
          </table:table-cell>
          <table:table-cell office:value-type="string">
            <text:p>Value</text:p>
          </table:table-cell>
          <table:table-cell table:number-columns-repeated="247"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table:number-columns-repeated="5"/>
          <table:table-cell office:value-type="string">
            <text:p>C16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0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24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1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25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2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26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3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32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4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50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5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53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6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69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7</text:p>
          </table:table-cell>
          <table:table-cell office:value-type="string">
            <text:p>100u 16V</text:p>
          </table:table-cell>
          <table:table-cell table:number-columns-repeated="5"/>
          <table:table-cell office:value-type="string">
            <text:p>C71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8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C74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09</text:p>
          </table:table-cell>
          <table:table-cell office:value-type="string">
            <text:p>10n</text:p>
          </table:table-cell>
          <table:table-cell office:value-type="string">
            <text:p>100n</text:p>
          </table:table-cell>
          <table:table-cell office:value-type="string">
            <text:p>Ændret i diagram</text:p>
          </table:table-cell>
          <table:table-cell table:number-columns-repeated="3"/>
          <table:table-cell office:value-type="string">
            <text:p>D10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table:number-columns-repeated="5"/>
          <table:table-cell office:value-type="string">
            <text:p>D11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10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D12</text:p>
          </table:table-cell>
          <table:table-cell office:value-type="string">
            <text:p>n.m</text:p>
          </table:table-cell>
          <table:table-cell table:number-columns-repeated="247"/>
        </table:table-row>
        <table:table-row table:style-name="ro1">
          <table:table-cell office:value-type="string">
            <text:p>C111</text:p>
          </table:table-cell>
          <table:table-cell office:value-type="string">
            <text:p>1uF</text:p>
          </table:table-cell>
          <table:table-cell office:value-type="string">
            <text:p>680n</text:p>
          </table:table-cell>
          <table:table-cell office:value-type="string">
            <text:p>Skal ændres i styklisten</text:p>
          </table:table-cell>
          <table:table-cell table:number-columns-repeated="3"/>
          <table:table-cell office:value-type="string">
            <text:p>D13</text:p>
          </table:table-cell>
          <table:table-cell office:value-type="string">
            <text:p>n.m</text:p>
          </table:table-cell>
          <table:table-cell table:number-columns-repeated="247"/>
        </table:table-row>
        <table:table-row table:style-name="ro1">
          <table:table-cell office:value-type="string">
            <text:p>C112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D14</text:p>
          </table:table-cell>
          <table:table-cell office:value-type="string">
            <text:p>n.m</text:p>
          </table:table-cell>
          <table:table-cell table:number-columns-repeated="247"/>
        </table:table-row>
        <table:table-row table:style-name="ro1">
          <table:table-cell office:value-type="string">
            <text:p>C113</text:p>
          </table:table-cell>
          <table:table-cell office:value-type="string">
            <text:p>100u 16V</text:p>
          </table:table-cell>
          <table:table-cell table:number-columns-repeated="5"/>
          <table:table-cell office:value-type="string">
            <text:p>D15</text:p>
          </table:table-cell>
          <table:table-cell office:value-type="string">
            <text:p>n.m</text:p>
          </table:table-cell>
          <table:table-cell table:number-columns-repeated="247"/>
        </table:table-row>
        <table:table-row table:style-name="ro1">
          <table:table-cell office:value-type="string">
            <text:p>C114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D8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15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D9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16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IC4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18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IC7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2</text:p>
          </table:table-cell>
          <table:table-cell office:value-type="string">
            <text:p>10u</text:p>
          </table:table-cell>
          <table:table-cell table:number-columns-repeated="5"/>
          <table:table-cell office:value-type="string">
            <text:p>L16</text:p>
          </table:table-cell>
          <table:table-cell office:value-type="string">
            <text:p>n.m</text:p>
          </table:table-cell>
          <table:table-cell table:number-columns-repeated="247"/>
        </table:table-row>
        <table:table-row table:style-name="ro1">
          <table:table-cell office:value-type="string">
            <text:p>C120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L21</text:p>
          </table:table-cell>
          <table:table-cell office:value-type="string">
            <text:p>n.m</text:p>
          </table:table-cell>
          <table:table-cell table:number-columns-repeated="247"/>
        </table:table-row>
        <table:table-row table:style-name="ro1">
          <table:table-cell office:value-type="string">
            <text:p>C123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L3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24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L5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25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R103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27</text:p>
          </table:table-cell>
          <table:table-cell office:value-type="string">
            <text:p>100n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office:value-type="string">
            <text:p>R106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28</text:p>
          </table:table-cell>
          <table:table-cell office:value-type="string">
            <text:p>10n</text:p>
          </table:table-cell>
          <table:table-cell office:value-type="string">
            <text:p>100n</text:p>
          </table:table-cell>
          <table:table-cell office:value-type="string">
            <text:p>Ændret i diagram</text:p>
          </table:table-cell>
          <table:table-cell table:number-columns-repeated="3"/>
          <table:table-cell office:value-type="string">
            <text:p>R107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29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R108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R109</text:p>
          </table:table-cell>
          <table:table-cell office:value-type="string">
            <text:p>n.m</text:p>
          </table:table-cell>
          <table:table-cell table:number-columns-repeated="247"/>
        </table:table-row>
        <table:table-row table:style-name="ro1">
          <table:table-cell office:value-type="string">
            <text:p>C130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R2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31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R20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32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R22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33</text:p>
          </table:table-cell>
          <table:table-cell office:value-type="string">
            <text:p>100n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office:value-type="string">
            <text:p>R24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34</text:p>
          </table:table-cell>
          <table:table-cell office:value-type="string">
            <text:p>100n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office:value-type="string">
            <text:p>R3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35</text:p>
          </table:table-cell>
          <table:table-cell office:value-type="string">
            <text:p>100n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office:value-type="string">
            <text:p>R39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4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R45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5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R51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6</text:p>
          </table:table-cell>
          <table:table-cell office:value-type="string">
            <text:p>10n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3"/>
          <table:table-cell office:value-type="string">
            <text:p>R52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7</text:p>
          </table:table-cell>
          <table:table-cell office:value-type="string">
            <text:p>100n</text:p>
          </table:table-cell>
          <table:table-cell table:number-columns-repeated="5"/>
          <table:table-cell office:value-type="string">
            <text:p>R61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8</text:p>
          </table:table-cell>
          <table:table-cell office:value-type="string">
            <text:p>10u</text:p>
          </table:table-cell>
          <table:table-cell office:value-type="string">
            <text:p>Ikke i stkl</text:p>
          </table:table-cell>
          <table:table-cell office:value-type="string">
            <text:p>Tilføjet stykliste</text:p>
          </table:table-cell>
          <table:table-cell table:number-columns-repeated="3"/>
          <table:table-cell office:value-type="string">
            <text:p>R67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19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3"/>
          <table:table-cell office:value-type="string">
            <text:p>R69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</text:p>
          </table:table-cell>
          <table:table-cell office:value-type="string">
            <text:p>10u</text:p>
          </table:table-cell>
          <table:table-cell table:number-columns-repeated="5"/>
          <table:table-cell office:value-type="string">
            <text:p>R70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0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3"/>
          <table:table-cell office:value-type="string">
            <text:p>R78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1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R9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2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R91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3</text:p>
          </table:table-cell>
          <table:table-cell office:value-type="string">
            <text:p>10n</text:p>
          </table:table-cell>
          <table:table-cell table:number-columns-repeated="5"/>
          <table:table-cell office:value-type="string">
            <text:p>R92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4</text:p>
          </table:table-cell>
          <table:table-cell office:value-type="string">
            <text:p>1n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3"/>
          <table:table-cell office:value-type="string">
            <text:p>R93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5</text:p>
          </table:table-cell>
          <table:table-cell office:value-type="string">
            <text:p>10n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3"/>
          <table:table-cell office:value-type="string">
            <text:p>R94</text:p>
          </table:table-cell>
          <table:table-cell office:value-type="string">
            <text:p>n.m.</text:p>
          </table:table-cell>
          <table:table-cell table:number-columns-repeated="247"/>
        </table:table-row>
        <table:table-row table:style-name="ro1">
          <table:table-cell office:value-type="string">
            <text:p>C26</text:p>
          </table:table-cell>
          <table:table-cell office:value-type="string">
            <text:p>1n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C27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28</text:p>
          </table:table-cell>
          <table:table-cell office:value-type="string">
            <text:p>27p</text:p>
          </table:table-cell>
          <table:table-cell table:number-columns-repeated="254"/>
        </table:table-row>
        <table:table-row table:style-name="ro1">
          <table:table-cell office:value-type="string">
            <text:p>C29</text:p>
          </table:table-cell>
          <table:table-cell office:value-type="string">
            <text:p>100n</text:p>
          </table:table-cell>
          <table:table-cell table:number-columns-repeated="254"/>
        </table:table-row>
        <table:table-row table:style-name="ro1">
          <table:table-cell office:value-type="string">
            <text:p>C3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31</text:p>
          </table:table-cell>
          <table:table-cell office:value-type="string">
            <text:p>10n</text:p>
          </table:table-cell>
          <table:table-cell office:value-type="string">
            <text:p>100n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32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36</text:p>
          </table:table-cell>
          <table:table-cell office:value-type="string">
            <text:p>27p</text:p>
          </table:table-cell>
          <table:table-cell table:number-columns-repeated="254"/>
        </table:table-row>
        <table:table-row table:style-name="ro1">
          <table:table-cell office:value-type="string">
            <text:p>C37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4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41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42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43</text:p>
          </table:table-cell>
          <table:table-cell office:value-type="string">
            <text:p>100n</text:p>
          </table:table-cell>
          <table:table-cell table:number-columns-repeated="254"/>
        </table:table-row>
        <table:table-row table:style-name="ro1">
          <table:table-cell office:value-type="string">
            <text:p>C44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45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46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47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48</text:p>
          </table:table-cell>
          <table:table-cell office:value-type="string">
            <text:p>100n</text:p>
          </table:table-cell>
          <table:table-cell table:number-columns-repeated="254"/>
        </table:table-row>
        <table:table-row table:style-name="ro1">
          <table:table-cell office:value-type="string">
            <text:p>C5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50</text:p>
          </table:table-cell>
          <table:table-cell office:value-type="string">
            <text:p>10n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C51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52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53</text:p>
          </table:table-cell>
          <table:table-cell office:value-type="string">
            <text:p>1n</text:p>
          </table:table-cell>
          <table:table-cell office:value-type="string">
            <text:p>Skal fjernes fra stykliste C533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C54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55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56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58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59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6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60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61</text:p>
          </table:table-cell>
          <table:table-cell office:value-type="string">
            <text:p>100n</text:p>
          </table:table-cell>
          <table:table-cell table:number-columns-repeated="254"/>
        </table:table-row>
        <table:table-row table:style-name="ro1">
          <table:table-cell office:value-type="string">
            <text:p>C62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63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64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65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66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67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68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69</text:p>
          </table:table-cell>
          <table:table-cell office:value-type="string">
            <text:p>10n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C7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70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71</text:p>
          </table:table-cell>
          <table:table-cell office:value-type="string">
            <text:p>1n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C72</text:p>
          </table:table-cell>
          <table:table-cell office:value-type="string">
            <text:p>4u7</text:p>
          </table:table-cell>
          <table:table-cell office:value-type="string">
            <text:p>10u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73</text:p>
          </table:table-cell>
          <table:table-cell office:value-type="string">
            <text:p>1uF</text:p>
          </table:table-cell>
          <table:table-cell office:value-type="string">
            <text:p>680n</text:p>
          </table:table-cell>
          <table:table-cell office:value-type="string">
            <text:p>Skal ændres i styklisten</text:p>
          </table:table-cell>
          <table:table-cell table:number-columns-repeated="252"/>
        </table:table-row>
        <table:table-row table:style-name="ro1">
          <table:table-cell office:value-type="string">
            <text:p>C74</text:p>
          </table:table-cell>
          <table:table-cell office:value-type="string">
            <text:p>100u</text:p>
          </table:table-cell>
          <table:table-cell office:value-type="string">
            <text:p>Ikke i stkl</text:p>
          </table:table-cell>
          <table:table-cell table:number-columns-repeated="253"/>
        </table:table-row>
        <table:table-row table:style-name="ro1">
          <table:table-cell office:value-type="string">
            <text:p>C75</text:p>
          </table:table-cell>
          <table:table-cell office:value-type="string">
            <text:p>100n</text:p>
          </table:table-cell>
          <table:table-cell table:number-columns-repeated="254"/>
        </table:table-row>
        <table:table-row table:style-name="ro1">
          <table:table-cell office:value-type="string">
            <text:p>C77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78</text:p>
          </table:table-cell>
          <table:table-cell office:value-type="string">
            <text:p>10n</text:p>
          </table:table-cell>
          <table:table-cell office:value-type="string">
            <text:p>100n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C8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80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83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84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85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86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87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88</text:p>
          </table:table-cell>
          <table:table-cell office:value-type="string">
            <text:p>100n</text:p>
          </table:table-cell>
          <table:table-cell office:value-type="string">
            <text:p>10n/100n</text:p>
          </table:table-cell>
          <table:table-cell office:value-type="string">
            <text:p>Ændret til 10n</text:p>
          </table:table-cell>
          <table:table-cell table:number-columns-repeated="252"/>
        </table:table-row>
        <table:table-row table:style-name="ro1">
          <table:table-cell office:value-type="string">
            <text:p>C89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table:number-columns-repeated="254"/>
        </table:table-row>
        <table:table-row table:style-name="ro1">
          <table:table-cell office:value-type="string">
            <text:p>C90</text:p>
          </table:table-cell>
          <table:table-cell office:value-type="string">
            <text:p>100n</text:p>
          </table:table-cell>
          <table:table-cell office:value-type="string">
            <text:p>10n/100n</text:p>
          </table:table-cell>
          <table:table-cell office:value-type="string">
            <text:p>Ændret til 10n</text:p>
          </table:table-cell>
          <table:table-cell table:number-columns-repeated="252"/>
        </table:table-row>
        <table:table-row table:style-name="ro1">
          <table:table-cell office:value-type="string">
            <text:p>C91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2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3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4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5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6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7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C98</text:p>
          </table:table-cell>
          <table:table-cell office:value-type="string">
            <text:p>16V 100u</text:p>
          </table:table-cell>
          <table:table-cell table:number-columns-repeated="254"/>
        </table:table-row>
        <table:table-row table:style-name="ro1">
          <table:table-cell office:value-type="string">
            <text:p>C99</text:p>
          </table:table-cell>
          <table:table-cell office:value-type="string">
            <text:p>10n</text:p>
          </table:table-cell>
          <table:table-cell table:number-columns-repeated="254"/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  <table:table-cell table:number-columns-repeated="254"/>
        </table:table-row>
        <table:table-row table:style-name="ro1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D14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D15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D2</text:p>
          </table:table-cell>
          <table:table-cell office:value-type="string">
            <text:p>LED</text:p>
          </table:table-cell>
          <table:table-cell table:number-columns-repeated="254"/>
        </table:table-row>
        <table:table-row table:style-name="ro1">
          <table:table-cell office:value-type="string">
            <text:p>D3</text:p>
          </table:table-cell>
          <table:table-cell office:value-type="string">
            <text:p>LED</text:p>
          </table:table-cell>
          <table:table-cell table:number-columns-repeated="254"/>
        </table:table-row>
        <table:table-row table:style-name="ro1">
          <table:table-cell office:value-type="string">
            <text:p>D4</text:p>
          </table:table-cell>
          <table:table-cell office:value-type="string">
            <text:p>LED</text:p>
          </table:table-cell>
          <table:table-cell table:number-columns-repeated="254"/>
        </table:table-row>
        <table:table-row table:style-name="ro1"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254"/>
        </table:table-row>
        <table:table-row table:style-name="ro1">
          <table:table-cell office:value-type="string">
            <text:p>D6 STPS340U</text:p>
          </table:table-cell>
          <table:table-cell office:value-type="string">
            <text:p>SHUTKEY</text:p>
          </table:table-cell>
          <table:table-cell table:number-columns-repeated="254"/>
        </table:table-row>
        <table:table-row table:style-name="ro1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IC1</text:p>
          </table:table-cell>
          <table:table-cell office:value-type="string">
            <text:p>74LVC4245</text:p>
          </table:table-cell>
          <table:table-cell table:number-columns-repeated="254"/>
        </table:table-row>
        <table:table-row table:style-name="ro1">
          <table:table-cell office:value-type="string">
            <text:p>IC13</text:p>
          </table:table-cell>
          <table:table-cell office:value-type="string">
            <text:p>LT1963EST-2.5</text:p>
          </table:table-cell>
          <table:table-cell table:number-columns-repeated="254"/>
        </table:table-row>
        <table:table-row table:style-name="ro1">
          <table:table-cell office:value-type="string">
            <text:p>IC14</text:p>
          </table:table-cell>
          <table:table-cell office:value-type="string">
            <text:p>LT1963EST-2.5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7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3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6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5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4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0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1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RocketIO Bank 4, 6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RocketIO Bank 7, 9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Bank2</text:p>
          </table:table-cell>
          <table:table-cell table:number-columns-repeated="254"/>
        </table:table-row>
        <table:table-row table:style-name="ro1">
          <table:table-cell office:value-type="string">
            <text:p>IC15</text:p>
          </table:table-cell>
          <table:table-cell office:value-type="string">
            <text:p>Configuration Interface</text:p>
          </table:table-cell>
          <table:table-cell table:number-columns-repeated="254"/>
        </table:table-row>
        <table:table-row table:style-name="ro1">
          <table:table-cell office:value-type="string">
            <text:p>IC17</text:p>
          </table:table-cell>
          <table:table-cell office:value-type="string">
            <text:p>AD5660</text:p>
          </table:table-cell>
          <table:table-cell table:number-columns-repeated="254"/>
        </table:table-row>
        <table:table-row table:style-name="ro1">
          <table:table-cell office:value-type="string">
            <text:p>IC18</text:p>
          </table:table-cell>
          <table:table-cell office:value-type="string">
            <text:p>AD5660</text:p>
          </table:table-cell>
          <table:table-cell table:number-columns-repeated="254"/>
        </table:table-row>
        <table:table-row table:style-name="ro1">
          <table:table-cell office:value-type="string">
            <text:p>IC19</text:p>
          </table:table-cell>
          <table:table-cell office:value-type="string">
            <text:p>GS1528</text:p>
          </table:table-cell>
          <table:table-cell table:number-columns-repeated="254"/>
        </table:table-row>
        <table:table-row table:style-name="ro1">
          <table:table-cell office:value-type="string">
            <text:p>IC2</text:p>
          </table:table-cell>
          <table:table-cell office:value-type="string">
            <text:p>74LVC4245</text:p>
          </table:table-cell>
          <table:table-cell table:number-columns-repeated="254"/>
        </table:table-row>
        <table:table-row table:style-name="ro1">
          <table:table-cell office:value-type="string">
            <text:p>IC20</text:p>
          </table:table-cell>
          <table:table-cell office:value-type="string">
            <text:p>LT5508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IC21</text:p>
          </table:table-cell>
          <table:table-cell office:value-type="string">
            <text:p>LT1963EST-2.5</text:p>
          </table:table-cell>
          <table:table-cell table:number-columns-repeated="254"/>
        </table:table-row>
        <table:table-row table:style-name="ro1">
          <table:table-cell office:value-type="string">
            <text:p>IC22</text:p>
          </table:table-cell>
          <table:table-cell office:value-type="string">
            <text:p>LM1117</text:p>
          </table:table-cell>
          <table:table-cell table:number-columns-repeated="254"/>
        </table:table-row>
        <table:table-row table:style-name="ro1">
          <table:table-cell office:value-type="string">
            <text:p>IC23</text:p>
          </table:table-cell>
          <table:table-cell office:value-type="string">
            <text:p>XCF08P</text:p>
          </table:table-cell>
          <table:table-cell table:number-columns-repeated="254"/>
        </table:table-row>
        <table:table-row table:style-name="ro1">
          <table:table-cell office:value-type="string">
            <text:p>IC24</text:p>
          </table:table-cell>
          <table:table-cell office:value-type="string">
            <text:p>GS1528</text:p>
          </table:table-cell>
          <table:table-cell table:number-columns-repeated="254"/>
        </table:table-row>
        <table:table-row table:style-name="ro1">
          <table:table-cell office:value-type="string">
            <text:p>IC25</text:p>
          </table:table-cell>
          <table:table-cell office:value-type="string">
            <text:p>LT5508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IC26</text:p>
          </table:table-cell>
          <table:table-cell office:value-type="string">
            <text:p>LT1963EST-1.5</text:p>
          </table:table-cell>
          <table:table-cell table:number-columns-repeated="254"/>
        </table:table-row>
        <table:table-row table:style-name="ro1">
          <table:table-cell office:value-type="string">
            <text:p>IC27</text:p>
          </table:table-cell>
          <table:table-cell office:value-type="string">
            <text:p>VCXO_VC710</text:p>
          </table:table-cell>
          <table:table-cell table:number-columns-repeated="254"/>
        </table:table-row>
        <table:table-row table:style-name="ro1">
          <table:table-cell office:value-type="string">
            <text:p>IC28</text:p>
          </table:table-cell>
          <table:table-cell office:value-type="string">
            <text:p>LM2670-3.3</text:p>
          </table:table-cell>
          <table:table-cell table:number-columns-repeated="254"/>
        </table:table-row>
        <table:table-row table:style-name="ro1">
          <table:table-cell office:value-type="string">
            <text:p>IC29</text:p>
          </table:table-cell>
          <table:table-cell office:value-type="string">
            <text:p>VCXO_VC710</text:p>
          </table:table-cell>
          <table:table-cell table:number-columns-repeated="254"/>
        </table:table-row>
        <table:table-row table:style-name="ro1">
          <table:table-cell office:value-type="string">
            <text:p>IC3</text:p>
          </table:table-cell>
          <table:table-cell office:value-type="string">
            <text:p>24LC08</text:p>
          </table:table-cell>
          <table:table-cell table:number-columns-repeated="254"/>
        </table:table-row>
        <table:table-row table:style-name="ro1">
          <table:table-cell office:value-type="string">
            <text:p>IC30</text:p>
          </table:table-cell>
          <table:table-cell office:value-type="string">
            <text:p>MT47H32M16-CC5E</text:p>
          </table:table-cell>
          <table:table-cell office:value-type="string">
            <text:p>Ic16 i styklisten</text:p>
          </table:table-cell>
          <table:table-cell office:value-type="string">
            <text:p>Skal ændres i styklisten</text:p>
          </table:table-cell>
          <table:table-cell table:number-columns-repeated="252"/>
        </table:table-row>
        <table:table-row table:style-name="ro1">
          <table:table-cell office:value-type="string">
            <text:p>IC31</text:p>
          </table:table-cell>
          <table:table-cell office:value-type="string">
            <text:p>MAX202CSE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IC32</text:p>
          </table:table-cell>
          <table:table-cell office:value-type="string">
            <text:p>INTEL_JS256P30</text:p>
          </table:table-cell>
          <table:table-cell office:value-type="string">
            <text:p>Ikke i stkl</text:p>
          </table:table-cell>
          <table:table-cell office:value-type="string">
            <text:p>Skal hedde ic16 i dia</text:p>
          </table:table-cell>
          <table:table-cell table:number-columns-repeated="252"/>
        </table:table-row>
        <table:table-row table:style-name="ro1">
          <table:table-cell office:value-type="string">
            <text:p>IC4</text:p>
          </table:table-cell>
          <table:table-cell office:value-type="string">
            <text:p>LT5508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IC5</text:p>
          </table:table-cell>
          <table:table-cell office:value-type="string">
            <text:p>GS1528</text:p>
          </table:table-cell>
          <table:table-cell table:number-columns-repeated="254"/>
        </table:table-row>
        <table:table-row table:style-name="ro1">
          <table:table-cell office:value-type="string">
            <text:p>IC6</text:p>
          </table:table-cell>
          <table:table-cell office:value-type="string">
            <text:p>GS1528</text:p>
          </table:table-cell>
          <table:table-cell table:number-columns-repeated="254"/>
        </table:table-row>
        <table:table-row table:style-name="ro1">
          <table:table-cell office:value-type="string">
            <text:p>IC7</text:p>
          </table:table-cell>
          <table:table-cell office:value-type="string">
            <text:p>LT5508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IC8</text:p>
          </table:table-cell>
          <table:table-cell office:value-type="string">
            <text:p>C8051F320</text:p>
          </table:table-cell>
          <table:table-cell table:number-columns-repeated="254"/>
        </table:table-row>
        <table:table-row table:style-name="ro1">
          <table:table-cell office:value-type="string">
            <text:p>J1</text:p>
          </table:table-cell>
          <table:table-cell office:value-type="string">
            <text:p>MicroMatch 20</text:p>
          </table:table-cell>
          <table:table-cell table:number-columns-repeated="254"/>
        </table:table-row>
        <table:table-row table:style-name="ro1">
          <table:table-cell office:value-type="string">
            <text:p>J10</text:p>
          </table:table-cell>
          <table:table-cell office:value-type="string">
            <text:p>JTAG</text:p>
          </table:table-cell>
          <table:table-cell table:number-columns-repeated="254"/>
        </table:table-row>
        <table:table-row table:style-name="ro1">
          <table:table-cell office:value-type="string">
            <text:p>J11-1</text:p>
          </table:table-cell>
          <table:table-cell office:value-type="string">
            <text:p>GN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J11-2</text:p>
          </table:table-cell>
          <table:table-cell office:value-type="string">
            <text:p>TX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J11-3</text:p>
          </table:table-cell>
          <table:table-cell office:value-type="string">
            <text:p>RX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J11-5</text:p>
          </table:table-cell>
          <table:table-cell office:value-type="string">
            <text:p>GND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J2</text:p>
          </table:table-cell>
          <table:table-cell office:value-type="string">
            <text:p>JTAG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J3</text:p>
          </table:table-cell>
          <table:table-cell office:value-type="string">
            <text:p>VGA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J5</text:p>
          </table:table-cell>
          <table:table-cell office:value-type="string">
            <text:p>USB_Connecto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J6</text:p>
          </table:table-cell>
          <table:table-cell office:value-type="string">
            <text:p>CON10A</text:p>
          </table:table-cell>
          <table:table-cell office:value-type="string">
            <text:p>Hedder j8 i stkl og dia</text:p>
          </table:table-cell>
          <table:table-cell office:value-type="string">
            <text:p>Ændret i diagram og stkl.</text:p>
          </table:table-cell>
          <table:table-cell table:number-columns-repeated="252"/>
        </table:table-row>
        <table:table-row table:style-name="ro1">
          <table:table-cell office:value-type="string">
            <text:p>L1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10</text:p>
          </table:table-cell>
          <table:table-cell office:value-type="string">
            <text:p>22uH</text:p>
          </table:table-cell>
          <table:table-cell table:number-columns-repeated="254"/>
        </table:table-row>
        <table:table-row table:style-name="ro1">
          <table:table-cell office:value-type="string">
            <text:p>L13</text:p>
          </table:table-cell>
          <table:table-cell office:value-type="string">
            <text:p>2n7</text:p>
          </table:table-cell>
          <table:table-cell table:number-columns-repeated="254"/>
        </table:table-row>
        <table:table-row table:style-name="ro1">
          <table:table-cell office:value-type="string">
            <text:p>L16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L17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18</text:p>
          </table:table-cell>
          <table:table-cell office:value-type="string">
            <text:p>2n7</text:p>
          </table:table-cell>
          <table:table-cell table:number-columns-repeated="254"/>
        </table:table-row>
        <table:table-row table:style-name="ro1">
          <table:table-cell office:value-type="string">
            <text:p>L2</text:p>
          </table:table-cell>
          <table:table-cell office:value-type="string">
            <text:p>2n7</text:p>
          </table:table-cell>
          <table:table-cell table:number-columns-repeated="254"/>
        </table:table-row>
        <table:table-row table:style-name="ro1">
          <table:table-cell office:value-type="string">
            <text:p>L20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1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L22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3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4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5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6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7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8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29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L30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1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2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3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4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5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6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7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8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39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4</text:p>
          </table:table-cell>
          <table:table-cell office:value-type="string">
            <text:p>2n7</text:p>
          </table:table-cell>
          <table:table-cell table:number-columns-repeated="254"/>
        </table:table-row>
        <table:table-row table:style-name="ro1">
          <table:table-cell office:value-type="string">
            <text:p>L40</text:p>
          </table:table-cell>
          <table:table-cell office:value-type="string">
            <text:p>22uH</text:p>
          </table:table-cell>
          <table:table-cell table:number-columns-repeated="254"/>
        </table:table-row>
        <table:table-row table:style-name="ro1">
          <table:table-cell office:value-type="string">
            <text:p>L41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42</text:p>
          </table:table-cell>
          <table:table-cell office:value-type="string">
            <text:p>BLM18AG102SN10</text:p>
          </table:table-cell>
          <table:table-cell table:number-columns-repeated="254"/>
        </table:table-row>
        <table:table-row table:style-name="ro1">
          <table:table-cell office:value-type="string">
            <text:p>L43</text:p>
          </table:table-cell>
          <table:table-cell office:value-type="string">
            <text:p>BLM18AG102SN10</text:p>
          </table:table-cell>
          <table:table-cell office:value-type="string">
            <text:p>Anden spole</text:p>
          </table:table-cell>
          <table:table-cell office:value-type="string">
            <text:p>Rettet i nyeste diagram og stkl.</text:p>
          </table:table-cell>
          <table:table-cell table:number-columns-repeated="252"/>
        </table:table-row>
        <table:table-row table:style-name="ro1">
          <table:table-cell office:value-type="string">
            <text:p>L44</text:p>
          </table:table-cell>
          <table:table-cell office:value-type="string">
            <text:p>BLM18AG102SN10</text:p>
          </table:table-cell>
          <table:table-cell office:value-type="string">
            <text:p>Anden spole</text:p>
          </table:table-cell>
          <table:table-cell office:value-type="string">
            <text:p>Rettet i nyeste diagram og stkl.</text:p>
          </table:table-cell>
          <table:table-cell table:number-columns-repeated="252"/>
        </table:table-row>
        <table:table-row table:style-name="ro1">
          <table:table-cell office:value-type="string">
            <text:p>L45</text:p>
          </table:table-cell>
          <table:table-cell office:value-type="string">
            <text:p>BLM18AG102SN10</text:p>
          </table:table-cell>
          <table:table-cell office:value-type="string">
            <text:p>Anden spole</text:p>
          </table:table-cell>
          <table:table-cell office:value-type="string">
            <text:p>Rettet i nyeste diagram og stkl.</text:p>
          </table:table-cell>
          <table:table-cell table:number-columns-repeated="252"/>
        </table:table-row>
        <table:table-row table:style-name="ro1">
          <table:table-cell office:value-type="string">
            <text:p>L5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L8</text:p>
          </table:table-cell>
          <table:table-cell office:value-type="string">
            <text:p>BLM18AG102SN10</text:p>
          </table:table-cell>
          <table:table-cell office:value-type="string">
            <text:p>Ikke i stkl</text:p>
          </table:table-cell>
          <table:table-cell office:value-type="string">
            <text:p>Rettet i nyeste diagram og stkl.</text:p>
          </table:table-cell>
          <table:table-cell table:number-columns-repeated="252"/>
        </table:table-row>
        <table:table-row table:style-name="ro1">
          <table:table-cell office:value-type="string">
            <text:p>OUT1</text:p>
          </table:table-cell>
          <table:table-cell office:value-type="string">
            <text:p>BNC</text:p>
          </table:table-cell>
          <table:table-cell table:number-columns-repeated="254"/>
        </table:table-row>
        <table:table-row table:style-name="ro1">
          <table:table-cell office:value-type="string">
            <text:p>OUT2</text:p>
          </table:table-cell>
          <table:table-cell office:value-type="string">
            <text:p>BNC</text:p>
          </table:table-cell>
          <table:table-cell table:number-columns-repeated="254"/>
        </table:table-row>
        <table:table-row table:style-name="ro1">
          <table:table-cell office:value-type="string">
            <text:p>OUT3</text:p>
          </table:table-cell>
          <table:table-cell office:value-type="string">
            <text:p>BNC</text:p>
          </table:table-cell>
          <table:table-cell table:number-columns-repeated="254"/>
        </table:table-row>
        <table:table-row table:style-name="ro1">
          <table:table-cell office:value-type="string">
            <text:p>OUT4</text:p>
          </table:table-cell>
          <table:table-cell office:value-type="string">
            <text:p>BNC</text:p>
          </table:table-cell>
          <table:table-cell table:number-columns-repeated="254"/>
        </table:table-row>
        <table:table-row table:style-name="ro1">
          <table:table-cell office:value-type="string">
            <text:p>R1</text:p>
          </table:table-cell>
          <table:table-cell office:value-type="string">
            <text:p>0R</text:p>
          </table:table-cell>
          <table:table-cell office:value-type="string">
            <text:p>Ikke i stkl</text:p>
          </table:table-cell>
          <table:table-cell office:value-type="string">
            <text:p>Fjernet i diagram</text:p>
          </table:table-cell>
          <table:table-cell table:number-columns-repeated="252"/>
        </table:table-row>
        <table:table-row table:style-name="ro1">
          <table:table-cell office:value-type="string">
            <text:p>R103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106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107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108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109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11</text:p>
          </table:table-cell>
          <table:table-cell office:value-type="string">
            <text:p>75R</text:p>
          </table:table-cell>
          <table:table-cell table:number-columns-repeated="254"/>
        </table:table-row>
        <table:table-row table:style-name="ro1">
          <table:table-cell office:value-type="string">
            <text:p>R12</text:p>
          </table:table-cell>
          <table:table-cell office:value-type="string">
            <text:p>75R</text:p>
          </table:table-cell>
          <table:table-cell table:number-columns-repeated="254"/>
        </table:table-row>
        <table:table-row table:style-name="ro1">
          <table:table-cell office:value-type="string">
            <text:p>R13</text:p>
          </table:table-cell>
          <table:table-cell office:value-type="string">
            <text:p>75R</text:p>
          </table:table-cell>
          <table:table-cell table:number-columns-repeated="254"/>
        </table:table-row>
        <table:table-row table:style-name="ro1">
          <table:table-cell office:value-type="string">
            <text:p>R14</text:p>
          </table:table-cell>
          <table:table-cell office:value-type="string">
            <text:p>0R</text:p>
          </table:table-cell>
          <table:table-cell table:number-columns-repeated="254"/>
        </table:table-row>
        <table:table-row table:style-name="ro1">
          <table:table-cell office:value-type="string">
            <text:p>R15</text:p>
          </table:table-cell>
          <table:table-cell office:value-type="string">
            <text:p>75R</text:p>
          </table:table-cell>
          <table:table-cell table:number-columns-repeated="254"/>
        </table:table-row>
        <table:table-row table:style-name="ro1">
          <table:table-cell office:value-type="string">
            <text:p>R16</text:p>
          </table:table-cell>
          <table:table-cell office:value-type="string">
            <text:p>750R</text:p>
          </table:table-cell>
          <table:table-cell office:value-type="string">
            <text:p>715r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R17</text:p>
          </table:table-cell>
          <table:table-cell office:value-type="string">
            <text:p>750R</text:p>
          </table:table-cell>
          <table:table-cell office:value-type="string">
            <text:p>715r</text:p>
          </table:table-cell>
          <table:table-cell office:value-type="string">
            <text:p>Ændret i diagram</text:p>
          </table:table-cell>
          <table:table-cell table:number-columns-repeated="252"/>
        </table:table-row>
        <table:table-row table:style-name="ro1">
          <table:table-cell office:value-type="string">
            <text:p>R18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252"/>
        </table:table-row>
        <table:table-row table:style-name="ro1">
          <table:table-cell office:value-type="string">
            <text:p>R19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252"/>
        </table:table-row>
        <table:table-row table:style-name="ro1"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R20</text:p>
          </table:table-cell>
          <table:table-cell table:style-name="ce2" office:value-type="string">
            <text:p>N.M</text:p>
          </table:table-cell>
          <table:table-cell table:style-name="ce2" office:value-type="string">
            <text:p>Ikke i stkl</text:p>
          </table:table-cell>
          <table:table-cell table:style-name="ce2"/>
          <table:table-cell table:number-columns-repeated="2"/>
          <table:table-cell table:style-name="ce2" table:number-columns-repeated="250"/>
        </table:table-row>
        <table:table-row table:style-name="ro1">
          <table:table-cell office:value-type="string">
            <text:p>R21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252"/>
        </table:table-row>
        <table:table-row table:style-name="ro1">
          <table:table-cell office:value-type="string">
            <text:p>R22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23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252"/>
        </table:table-row>
        <table:table-row table:style-name="ro1">
          <table:table-cell office:value-type="string">
            <text:p>R24</text:p>
          </table:table-cell>
          <table:table-cell office:value-type="string">
            <text:p>1k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25</text:p>
          </table:table-cell>
          <table:table-cell office:value-type="string">
            <text:p>75R</text:p>
          </table:table-cell>
          <table:table-cell table:number-columns-repeated="254"/>
        </table:table-row>
        <table:table-row table:style-name="ro1">
          <table:table-cell office:value-type="string">
            <text:p>R26</text:p>
          </table:table-cell>
          <table:table-cell office:value-type="string">
            <text:p>75R</text:p>
          </table:table-cell>
          <table:table-cell table:number-columns-repeated="254"/>
        </table:table-row>
        <table:table-row table:style-name="ro1">
          <table:table-cell office:value-type="string">
            <text:p>R27</text:p>
          </table:table-cell>
          <table:table-cell office:value-type="string">
            <text:p>75R</text:p>
          </table:table-cell>
          <table:table-cell table:number-columns-repeated="254"/>
        </table:table-row>
        <table:table-row table:style-name="ro1">
          <table:table-cell office:value-type="string">
            <text:p>R28</text:p>
          </table:table-cell>
          <table:table-cell office:value-type="string">
            <text:p>430R</text:p>
          </table:table-cell>
          <table:table-cell table:number-columns-repeated="254"/>
        </table:table-row>
        <table:table-row table:style-name="ro1">
          <table:table-cell office:value-type="string">
            <text:p>R29</text:p>
          </table:table-cell>
          <table:table-cell office:value-type="string">
            <text:p>4k7</text:p>
          </table:table-cell>
          <table:table-cell table:number-columns-repeated="254"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30</text:p>
          </table:table-cell>
          <table:table-cell office:value-type="string">
            <text:p>4k7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31</text:p>
          </table:table-cell>
          <table:table-cell office:value-type="string">
            <text:p>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37</text:p>
          </table:table-cell>
          <table:table-cell office:value-type="string">
            <text:p>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39</text:p>
          </table:table-cell>
          <table:table-cell office:value-type="string">
            <text:p>N.M.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0</text:p>
          </table:table-cell>
          <table:table-cell office:value-type="string">
            <text:p>43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1</text:p>
          </table:table-cell>
          <table:table-cell office:value-type="string">
            <text:p>43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2</text:p>
          </table:table-cell>
          <table:table-cell office:value-type="string">
            <text:p>43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3</text:p>
          </table:table-cell>
          <table:table-cell office:value-type="string">
            <text:p>43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5</text:p>
          </table:table-cell>
          <table:table-cell office:value-type="string">
            <text:p>N.M.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7</text:p>
          </table:table-cell>
          <table:table-cell office:value-type="string">
            <text:p>1k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8</text:p>
          </table:table-cell>
          <table:table-cell office:value-type="string">
            <text:p>4k7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49</text:p>
          </table:table-cell>
          <table:table-cell office:value-type="string">
            <text:p>4k7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0</text:p>
          </table:table-cell>
          <table:table-cell office:value-type="string">
            <text:p>4k7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1</text:p>
          </table:table-cell>
          <table:table-cell office:value-type="string">
            <text:p>N.M.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2</text:p>
          </table:table-cell>
          <table:table-cell office:value-type="string">
            <text:p>N.M.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3</text:p>
          </table:table-cell>
          <table:table-cell office:value-type="string">
            <text:p>10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4</text:p>
          </table:table-cell>
          <table:table-cell office:value-type="string">
            <text:p>10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5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8</text:p>
          </table:table-cell>
          <table:table-cell office:value-type="string">
            <text:p>1k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59</text:p>
          </table:table-cell>
          <table:table-cell office:value-type="string">
            <text:p>750R</text:p>
          </table:table-cell>
          <table:table-cell office:value-type="string">
            <text:p>715r</text:p>
          </table:table-cell>
          <table:table-cell office:value-type="string">
            <text:p>Ændret i diagram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6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60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61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66</text:p>
          </table:table-cell>
          <table:table-cell office:value-type="string">
            <text:p>0R</text:p>
          </table:table-cell>
          <table:table-cell/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67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table:number-columns-repeated="4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68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69</text:p>
          </table:table-cell>
          <table:table-cell office:value-type="string">
            <text:p>1k</text:p>
          </table:table-cell>
          <table:table-cell office:value-type="string">
            <text:p>Skal fjernes fra stykliste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</text:p>
          </table:table-cell>
          <table:table-cell office:value-type="string">
            <text:p>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0</text:p>
          </table:table-cell>
          <table:table-cell office:value-type="string">
            <text:p>n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1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2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3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4</text:p>
          </table:table-cell>
          <table:table-cell office:value-type="string">
            <text:p>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5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6</text:p>
          </table:table-cell>
          <table:table-cell office:value-type="string">
            <text:p>750R</text:p>
          </table:table-cell>
          <table:table-cell office:value-type="string">
            <text:p>715r</text:p>
          </table:table-cell>
          <table:table-cell office:value-type="string">
            <text:p>Ændret i diagram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7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8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79</text:p>
          </table:table-cell>
          <table:table-cell office:value-type="string">
            <text:p>50R</text:p>
          </table:table-cell>
          <table:table-cell office:value-type="string">
            <text:p>75R</text:p>
          </table:table-cell>
          <table:table-cell office:value-type="string">
            <text:p>Ændret i stykliste til 4008 100 40680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8</text:p>
          </table:table-cell>
          <table:table-cell office:value-type="string">
            <text:p>75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80</text:p>
          </table:table-cell>
          <table:table-cell office:value-type="string">
            <text:p>2K7</text:p>
          </table:table-cell>
          <table:table-cell office:value-type="string">
            <text:p>3k9</text:p>
          </table:table-cell>
          <table:table-cell office:value-type="string">
            <text:p>Skal ændres i styklisten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85</text:p>
          </table:table-cell>
          <table:table-cell office:value-type="string">
            <text:p>2K7</text:p>
          </table:table-cell>
          <table:table-cell office:value-type="string">
            <text:p>3k9</text:p>
          </table:table-cell>
          <table:table-cell office:value-type="string">
            <text:p>Skal ændres i styklisten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86</text:p>
          </table:table-cell>
          <table:table-cell office:value-type="string">
            <text:p>47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87</text:p>
          </table:table-cell>
          <table:table-cell office:value-type="string">
            <text:p>1K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88</text:p>
          </table:table-cell>
          <table:table-cell office:value-type="string">
            <text:p>N.M</text:p>
          </table:table-cell>
          <table:table-cell office:value-type="string">
            <text:p>1M</text:p>
          </table:table-cell>
          <table:table-cell office:value-type="string">
            <text:p>Ændret i diagram</text:p>
          </table:table-cell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R89</text:p>
          </table:table-cell>
          <table:table-cell office:value-type="string">
            <text:p>0R</text:p>
          </table:table-cell>
          <table:table-cell table:number-columns-repeated="5"/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R9</text:p>
          </table:table-cell>
          <table:table-cell office:value-type="string">
            <text:p>N.M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90</text:p>
          </table:table-cell>
          <table:table-cell office:value-type="string">
            <text:p>1K</text:p>
          </table:table-cell>
          <table:table-cell table:number-columns-repeated="254"/>
        </table:table-row>
        <table:table-row table:style-name="ro1">
          <table:table-cell office:value-type="string">
            <text:p>R91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92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93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R94</text:p>
          </table:table-cell>
          <table:table-cell office:value-type="string">
            <text:p>430R</text:p>
          </table:table-cell>
          <table:table-cell office:value-type="string">
            <text:p>Ikke i stkl</text:p>
          </table:table-cell>
          <table:table-cell office:value-type="string">
            <text:p>n.m.</text:p>
          </table:table-cell>
          <table:table-cell table:number-columns-repeated="252"/>
        </table:table-row>
        <table:table-row table:style-name="ro1">
          <table:table-cell office:value-type="string">
            <text:p>X1</text:p>
          </table:table-cell>
          <table:table-cell office:value-type="string">
            <text:p>11.0592MHz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79</text:p>
          </table:table-cell>
          <table:table-cell office:value-type="string">
            <text:p>1u</text:p>
          </table:table-cell>
          <table:table-cell table:number-columns-repeated="2" office:value-type="string">
            <text:p>Tilføjet diagram</text:p>
          </table:table-cell>
          <table:table-cell table:number-columns-repeated="252"/>
        </table:table-row>
        <table:table-row table:style-name="ro1">
          <table:table-cell office:value-type="string">
            <text:p>C76</text:p>
          </table:table-cell>
          <table:table-cell office:value-type="string">
            <text:p>100n</text:p>
          </table:table-cell>
          <table:table-cell office:value-type="string">
            <text:p>Findes ikke i diagram</text:p>
          </table:table-cell>
          <table:table-cell office:value-type="string">
            <text:p>Tilføjet diagram</text:p>
          </table:table-cell>
          <table:table-cell table:number-columns-repeated="252"/>
        </table:table-row>
        <table:table-row table:style-name="ro1">
          <table:table-cell office:value-type="string">
            <text:p>C49</text:p>
          </table:table-cell>
          <table:table-cell office:value-type="string">
            <text:p>100n</text:p>
          </table:table-cell>
          <table:table-cell office:value-type="string">
            <text:p>Findes ikke i diagram</text:p>
          </table:table-cell>
          <table:table-cell office:value-type="string">
            <text:p>Tilføjet diagram</text:p>
          </table:table-cell>
          <table:table-cell table:number-columns-repeated="252"/>
        </table:table-row>
        <table:table-row table:style-name="ro1" table:number-rows-repeated="652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target-range-address="Sheet1.H2:Sheet1.I4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4">24-08-2007</text:date>, <text:time>13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Mathias Enevoldsen</meta:initial-creator>
    <meta:creation-date>2007-08-22T14:12:36</meta:creation-date>
    <dc:creator>Mathias Enevoldsen</dc:creator>
    <dc:date>2007-08-24T13:52:41</dc:date>
    <meta:printed-by>Mathias Enevoldsen</meta:printed-by>
    <meta:print-date>2007-08-24T11:07:25</meta:print-date>
    <dc:language>da-DK</dc:language>
    <meta:editing-cycles>3</meta:editing-cycles>
    <meta:editing-duration>P1DT23H40M10S</meta:editing-duration>
    <meta:user-defined meta:name="Info 1"/>
    <meta:user-defined meta:name="Info 2"/>
    <meta:user-defined meta:name="Info 3"/>
    <meta:user-defined meta:name="Info 4"/>
    <meta:document-statistic meta:table-count="3" meta:cell-count="918"/>
  </office:meta>
</office:document-meta>
</file>